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b06e4" officeooo:paragraph-rsid="001b06e4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b06e4" officeooo:paragraph-rsid="001b06e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4406f2"/>
    </style:style>
    <style:style style:name="P5" style:family="paragraph" style:parent-style-name="Standard">
      <style:text-properties officeooo:paragraph-rsid="004e7df6"/>
    </style:style>
    <style:style style:name="P6" style:family="paragraph" style:parent-style-name="Standard">
      <style:text-properties officeooo:rsid="004e7df6" officeooo:paragraph-rsid="004e7df6"/>
    </style:style>
    <style:style style:name="P7" style:family="paragraph" style:parent-style-name="Text_20_body">
      <style:text-properties officeooo:paragraph-rsid="0025246b"/>
    </style:style>
    <style:style style:name="P8" style:family="paragraph" style:parent-style-name="Text_20_body">
      <style:text-properties officeooo:paragraph-rsid="0035a8f7"/>
    </style:style>
    <style:style style:name="P9" style:family="paragraph" style:parent-style-name="Standard">
      <style:text-properties fo:color="#800000" loext:opacity="100%" style:font-name="Monospace" fo:font-size="10pt" officeooo:paragraph-rsid="004406f2" fo:background-color="#e8f2fe" style:font-size-asian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66272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>
      <style:text-properties officeooo:paragraph-rsid="0025246b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paragraph-rsid="0025246b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paragraph-rsid="003950cb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officeooo:paragraph-rsid="004b6bba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paragraph-rsid="00486221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paragraph-rsid="004406f2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officeooo:paragraph-rsid="004266e0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officeooo:paragraph-rsid="004cd834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04e7df6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5321ab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30cc93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30cc93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66272c"/>
    </style:style>
    <style:style style:name="T1" style:family="text">
      <style:text-properties officeooo:rsid="001b06e4"/>
    </style:style>
    <style:style style:name="T2" style:family="text">
      <style:text-properties officeooo:rsid="001fb026"/>
    </style:style>
    <style:style style:name="T3" style:family="text">
      <style:text-properties officeooo:rsid="0023230f"/>
    </style:style>
    <style:style style:name="T4" style:family="text">
      <style:text-properties officeooo:rsid="0025246b"/>
    </style:style>
    <style:style style:name="T5" style:family="text">
      <style:text-properties fo:font-weight="normal" officeooo:rsid="0025246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246b" style:font-weight-asian="bold" style:font-weight-complex="bold"/>
    </style:style>
    <style:style style:name="T8" style:family="text">
      <style:text-properties fo:font-size="14pt" fo:font-weight="bold" officeooo:rsid="0025246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79da1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35a8f7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950cb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3d691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4b6bba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5321ab" style:font-size-asian="14pt" style:font-weight-asian="bold" style:font-size-complex="14pt" style:font-weight-complex="bold"/>
    </style:style>
    <style:style style:name="T15" style:family="text">
      <style:text-properties fo:font-size="12pt" fo:font-weight="normal" officeooo:rsid="0025246b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0cc93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4e838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950c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02a2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266e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406f2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86221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b6bba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cd834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e7df6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321ab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66272c" style:font-size-asian="10.5pt" style:font-weight-asian="normal" style:font-size-complex="12pt" style:font-weight-complex="normal"/>
    </style:style>
    <style:style style:name="T28" style:family="text">
      <style:text-properties fo:font-size="12pt" fo:font-weight="bold" officeooo:rsid="0025246b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4e838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66272c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950cb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4266e0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25246b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4406f2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486221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4b6bba" style:font-size-asian="10.5pt" style:font-weight-asian="bold" style:font-size-complex="12pt" style:font-weight-complex="bold"/>
    </style:style>
    <style:style style:name="T37" style:family="text">
      <style:text-properties fo:font-size="12pt" fo:font-weight="bold" officeooo:rsid="004cd834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4e7df6" style:font-size-asian="10.5pt" style:font-weight-asian="bold" style:font-size-complex="12pt" style:font-weight-complex="bold"/>
    </style:style>
    <style:style style:name="T39" style:family="text">
      <style:text-properties officeooo:rsid="004406f2"/>
    </style:style>
    <style:style style:name="T40" style:family="text">
      <style:text-properties fo:color="#800000" loext:opacity="100%" style:font-name="Monospace" fo:font-size="10pt" fo:background-color="#e8f2fe" loext:char-shading-value="0" style:font-size-asian="10pt"/>
    </style:style>
    <style:style style:name="T41" style:family="text">
      <style:text-properties fo:color="#800000" loext:opacity="100%" style:font-name="Monospace" fo:font-size="10pt" officeooo:rsid="004406f2" fo:background-color="#e8f2fe" loext:char-shading-value="0" style:font-size-asian="10pt"/>
    </style:style>
    <style:style style:name="T42" style:family="text">
      <style:text-properties fo:color="#800000" loext:opacity="100%" style:font-name="Monospace" fo:font-size="10pt" officeooo:rsid="0060cc05" fo:background-color="#e8f2fe" loext:char-shading-value="0" style:font-size-asian="10pt"/>
    </style:style>
    <style:style style:name="T43" style:family="text">
      <style:text-properties officeooo:rsid="005c8a0b"/>
    </style:style>
    <style:style style:name="T44" style:family="text">
      <style:text-properties fo:color="#3f7f5f" loext:opacity="100%" style:font-name="Monospace" fo:font-size="10pt" fo:font-weight="bold" officeooo:rsid="0066272c" style:font-size-asian="10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Peo_Assignment Guidance</text:p>
      <text:p text:style-name="Standard"><text:line-break/><text:line-break/>Hello Team,</text:p>
      <text:p text:style-name="Standard"/>
      <text:p text:style-name="Standard">Greetings of the day!</text:p>
      <text:p text:style-name="Standard"/>
      <text:p text:style-name="Standard">Thank you for giving me the opportunity to work on this assignment. It was a great learning experience, and I have gained valuable knowledge on some new topics throughout the process.</text:p>
      <text:p text:style-name="Standard"/>
      <text:p text:style-name="Standard">In case you're unable to download or any problem with source code, please feel free to clone my GitHub repository using the links below I have alredy pushed this assignment <text:span text:style-name="T2">code </text:span>in<text:span text:style-name="T43">to</text:span> repo.</text:p>
      <text:p text:style-name="Standard"/>
      <text:p text:style-name="P6">If you are facing any issues with executing the code or setting up the environment, feel free to reach out to me. I'd be happy to assist you.</text:p>
      <text:p text:style-name="P6"><text:line-break/>Email : <text:a xlink:type="simple" xlink:href="mailto:firojshaik107@gmail.com" text:style-name="Internet_20_link" text:visited-style-name="Visited_20_Internet_20_Link">firojshaik107@gmail.com</text:a><text:line-break/><text:line-break/>PhNo : +91 8968472508</text:p>
      <text:p text:style-name="Standard"/>
      <text:p text:style-name="P4">In this assignment, instead of completing it in a single task, I have split it into four distinct scenarios, as listed below. Each scenario consists of steps defined in a feature file, which is then mapped to step definitions. These step definition methods are in turn mapped to the main methods in the page object class.<text:span text:style-name="T39"><text:line-break/><text:line-break/></text:span><text:span text:style-name="T40">STEPS:1&amp;2 Navigate to the FitPeo Homepage and Navigate to the Revenue Calculator Page from home page<text:line-break/><text:line-break/>STEPS:3&amp;4 Scroll Down to the Slider section and Adjust the Slider </text:span><text:span text:style-name="T42">and validate</text:span></text:p>
      <text:p text:style-name="P9"/>
      <text:p text:style-name="P9">STEPS:5&amp;6 Update the Text Field and Validate Slider Value</text:p>
      <text:p text:style-name="P9"/>
      <text:p text:style-name="P5"><text:span text:style-name="T40">STEP:7,8,9 Select CPT Codes and Validate Total Recurring Reimbursement<text:line-break/><text:line-break/><text:line-break/></text:span><text:span text:style-name="T41">In this Assignment I have not done in single task I was splitted this with 4 scenarios</text:span></text:p>
      <text:p text:style-name="Standard"/>
      <text:p text:style-name="P2">GITHUB LINK’<text:span text:style-name="T1">s</text:span>:</text:p>
      <text:p text:style-name="P2"/>
      <text:p text:style-name="Standard"><text:a xlink:type="simple" xlink:href="https://github.com/ShaikFiroj107/FitPeo_Assignment.git" text:style-name="Internet_20_link" text:visited-style-name="Visited_20_Internet_20_Link">https://github.com/ShaikFiroj107/FitPeo_Assignment.git</text:a></text:p>
      <text:p text:style-name="Standard"><text:a xlink:type="simple" xlink:href="https://github.com/ShaikFiroj107/FitPeo_Assignment" text:style-name="Internet_20_link" text:visited-style-name="Visited_20_Internet_20_Link">https://github.com/ShaikFiroj107/FitPeo_Assignment</text:a></text:p>
      <text:p text:style-name="Standard"/>
      <text:p text:style-name="P3">SET UP &amp; RUN GUIDENCE:</text:p>
      <text:h text:style-name="Heading_20_3" text:outline-level="3"><text:span text:style-name="Strong_20_Emphasis">1. Prerequisites</text:span></text:h>
      <text:p text:style-name="Text_20_body">Before you begin, make sure you have the following installed on your machine:</text:p>
      <text:list xml:id="list3543538077" text:style-name="L1">
        <text:list-item>
          <text:p text:style-name="P12"><text:span text:style-name="Strong_20_Emphasis">Git</text:span>: For cloning the repository.</text:p>
        </text:list-item>
        <text:list-item>
          <text:p text:style-name="P12"><text:span text:style-name="Strong_20_Emphasis"><text:span text:style-name="T3">Install </text:span></text:span><text:span text:style-name="Strong_20_Emphasis">Java</text:span> Ensure you have <text:span text:style-name="Strong_20_Emphasis">Java 8 or higher</text:span> installed.</text:p>
        </text:list-item>
        <text:list-item>
          <text:p text:style-name="P12"><text:span text:style-name="Strong_20_Emphasis">Maven</text:span> <text:span text:style-name="T3">(You don’t need to download any dependencies once you clone clode automatically all dependencies are going to update your meachine).</text:span></text:p>
        </text:list-item>
        <text:list-item>
          <text:p text:style-name="P12"><text:soft-page-break/><text:span text:style-name="Strong_20_Emphasis">Eclips</text:span><text:span text:style-name="Strong_20_Emphasis"><text:span text:style-name="T4">e IDE</text:span></text:span> or <text:span text:style-name="T4">use </text:span>any other Java IDE for running the project.</text:p>
        </text:list-item>
        <text:list-item>
          <text:p text:style-name="P11"><text:span text:style-name="Strong_20_Emphasis">WebDriver</text:span> <text:s/>For automation tests, ensure you have the correct <text:span text:style-name="Strong_20_Emphasis">WebDriver.</text:span></text:p>
        </text:list-item>
        <text:list-item>
          <text:p text:style-name="P13"><text:span text:style-name="Strong_20_Emphasis"><text:span text:style-name="T4">BDD Cucumber</text:span></text:span><text:span text:style-name="Strong_20_Emphasis"><text:span text:style-name="T5"> (This Assignment developed with BDD cucumber if you want to map feature file you need </text:span></text:span><text:span text:style-name="Strong_20_Emphasis"><text:span text:style-name="T7">Gherkin</text:span></text:span><text:span text:style-name="Strong_20_Emphasis"><text:span text:style-name="T5"> Supporter so go to Eclipse market place install </text:span></text:span><text:span text:style-name="Strong_20_Emphasis"><text:span text:style-name="T7">Cucumber Eclipse Plugin</text:span></text:span><text:span text:style-name="Strong_20_Emphasis"><text:span text:style-name="T5">)</text:span></text:span></text:p>
        </text:list-item>
      </text:list>
      <text:p text:style-name="P8"><text:span text:style-name="Strong_20_Emphasis"><text:span text:style-name="T10">2</text:span></text:span><text:span text:style-name="Strong_20_Emphasis"><text:span text:style-name="T8">. </text:span></text:span><text:span text:style-name="Strong_20_Emphasis"><text:span text:style-name="T11">Details </text:span></text:span><text:span text:style-name="Strong_20_Emphasis"><text:span text:style-name="T12">of</text:span></text:span><text:span text:style-name="Strong_20_Emphasis"><text:span text:style-name="T11"> </text:span></text:span><text:span text:style-name="Strong_20_Emphasis"><text:span text:style-name="T9">Project </text:span></text:span><text:span text:style-name="Strong_20_Emphasis"><text:span text:style-name="T11">Framework </text:span></text:span><text:span text:style-name="Strong_20_Emphasis"><text:span text:style-name="T12">&amp; Steps </text:span></text:span><text:span text:style-name="Strong_20_Emphasis"><text:span text:style-name="T13">for Run</text:span></text:span></text:p>
      <text:list xml:id="list20723018947531" text:continue-numbering="true" text:style-name="L1">
        <text:list-item>
          <text:p text:style-name="P15"><text:span text:style-name="Strong_20_Emphasis"><text:span text:style-name="T31">Framework developed With BDD Cucumber and Junit.</text:span></text:span></text:p>
        </text:list-item>
        <text:list-item>
          <text:p text:style-name="P16"><text:span text:style-name="Strong_20_Emphasis"><text:span text:style-name="T36">Feature Files&gt;<text:line-break/></text:span></text:span><text:span text:style-name="Strong_20_Emphasis"><text:span text:style-name="T31">/src/test/resources/features/FitPeoScenarios.feature &gt;</text:span></text:span><text:span text:style-name="Strong_20_Emphasis"><text:span text:style-name="T18"> </text:span></text:span><text:span text:style-name="Strong_20_Emphasis"><text:span text:style-name="T21">This features file written with simple english and <text:s/></text:span></text:span><text:span text:style-name="Strong_20_Emphasis"><text:span text:style-name="T33">Gherkin </text:span></text:span><text:span text:style-name="Strong_20_Emphasis"><text:span text:style-name="T34">maping. </text:span></text:span><text:span text:style-name="Strong_20_Emphasis"><text:span text:style-name="T21"><text:s/>Please make sure uncomment all feature steps exept STEPS one.</text:span></text:span></text:p>
          <text:p text:style-name="P17"><text:span text:style-name="Strong_20_Emphasis"><text:span text:style-name="T22">If you want you map from feature file to Step definition click CTRL+ That feature step.</text:span></text:span></text:p>
          <text:p text:style-name="P17"><text:span text:style-name="Strong_20_Emphasis"><text:span text:style-name="T35">Make sure in feature file top feature line need to uncomment.</text:span></text:span></text:p>
          <text:p text:style-name="P18"><text:span text:style-name="Strong_20_Emphasis"><text:span text:style-name="T34">If you see all feature file in yellow colour then do mevan Update.</text:span></text:span></text:p>
          <text:p text:style-name="P17"><text:span text:style-name="Strong_20_Emphasis"><text:span text:style-name="T35">If your facing any issue mapping check your project not coverted into cucumber so please convert that.</text:span></text:span></text:p>
          <text:p text:style-name="P17"><text:span text:style-name="Strong_20_Emphasis"><text:span text:style-name="T35"/></text:span></text:p>
        </text:list-item>
        <text:list-item>
          <text:p text:style-name="P19"><text:span text:style-name="Strong_20_Emphasis"><text:span text:style-name="T32">StepDefinitions &gt; <text:line-break/>stepDefinitions/FitPeoTestClassSteps.java</text:span></text:span><text:span text:style-name="Strong_20_Emphasis"><text:span text:style-name="T20"> &gt;</text:span></text:span><text:span text:style-name="Strong_20_Emphasis"><text:span text:style-name="T23">This file contains all main class methods <text:line-break/></text:span></text:span><text:span text:style-name="Strong_20_Emphasis"><text:span text:style-name="T36">AppicationHooks</text:span></text:span><text:span text:style-name="Strong_20_Emphasis"><text:span text:style-name="T23"> &gt; If you want to uncomment quit command uncomment in ApplicationHooks.<text:line-break/></text:span></text:span></text:p>
        </text:list-item>
        <text:list-item>
          <text:p text:style-name="P19"><text:span text:style-name="Strong_20_Emphasis"><text:span text:style-name="T32">Pageobjects Package</text:span></text:span><text:span text:style-name="Strong_20_Emphasis"><text:span text:style-name="T20"> &gt;</text:span></text:span><text:span text:style-name="Strong_20_Emphasis"><text:span text:style-name="T32"> /src/test/java/pageobjects/FitPeoTestClassPage.java</text:span></text:span><text:span text:style-name="Strong_20_Emphasis"><text:span text:style-name="T20"> </text:span></text:span><text:span text:style-name="Strong_20_Emphasis"><text:span text:style-name="T23">This class </text:span></text:span><text:span text:style-name="Strong_20_Emphasis"><text:span text:style-name="T20">main test method</text:span></text:span><text:span text:style-name="Strong_20_Emphasis"><text:span text:style-name="T23">s</text:span></text:span><text:span text:style-name="Strong_20_Emphasis"><text:span text:style-name="T20"> class. <text:line-break/></text:span></text:span><text:span text:style-name="Strong_20_Emphasis"><text:span text:style-name="T32">/src/test/java/pageobjects/PageObjectManager.java </text:span></text:span><text:span text:style-name="Strong_20_Emphasis"><text:span text:style-name="T20">this class is pageObject classes manager.<text:line-break/></text:span></text:span></text:p>
        </text:list-item>
        <text:list-item>
          <text:p text:style-name="P15"><text:span text:style-name="Strong_20_Emphasis"><text:span text:style-name="T31">Cucumber.Options/TestRunner.java</text:span></text:span><text:span text:style-name="Strong_20_Emphasis"><text:span text:style-name="T18"> &gt; This File is </text:span></text:span><text:span text:style-name="Strong_20_Emphasis"><text:span text:style-name="T19">main </text:span></text:span><text:span text:style-name="Strong_20_Emphasis"><text:span text:style-name="T18">test class runner file &gt;</text:span></text:span><text:span text:style-name="Strong_20_Emphasis"><text:span text:style-name="T19">Open TestRunner.java &gt; Right cick&gt; Run&gt; Junit Run</text:span></text:span><text:span text:style-name="Strong_20_Emphasis"><text:span text:style-name="T18">.<text:line-break/></text:span></text:span></text:p>
        </text:list-item>
        <text:list-item>
          <text:p text:style-name="P20"><text:span text:style-name="Strong_20_Emphasis"><text:span text:style-name="T37">UtilsClasses:<text:line-break/>GenericUtils &gt; </text:span></text:span><text:span text:style-name="Strong_20_Emphasis"><text:span text:style-name="T24">This class maintaing all generic methods.<text:line-break/></text:span></text:span><text:span text:style-name="Strong_20_Emphasis"><text:span text:style-name="T37">TestBase: &gt; </text:span></text:span><text:span text:style-name="Strong_20_Emphasis"><text:span text:style-name="T24">This class contains Driver invocation.<text:line-break/></text:span></text:span><text:span text:style-name="Strong_20_Emphasis"><text:span text:style-name="T37">TestSetUp &gt; </text:span></text:span><text:span text:style-name="Strong_20_Emphasis"><text:span text:style-name="T24">This class contains all object’s for C</text:span></text:span><text:span text:style-name="Strong_20_Emphasis"><text:span text:style-name="T37">onstructor Dependency Injection for call all common methods in another classes.<text:line-break/></text:span></text:span></text:p>
        </text:list-item>
        <text:list-item>
          <text:p text:style-name="P21"><text:span text:style-name="Strong_20_Emphasis"><text:span text:style-name="T38">ConfigFile &gt;<text:line-break/></text:span></text:span><text:span text:style-name="Strong_20_Emphasis"><text:span text:style-name="T25">Global Properties.<text:line-break/></text:span></text:span></text:p>
        </text:list-item>
        <text:list-item>
          <text:p text:style-name="P21"><text:span text:style-name="Strong_20_Emphasis"><text:span text:style-name="T38">Pom.xml </text:span></text:span><text:span text:style-name="Strong_20_Emphasis"><text:span text:style-name="T25">&gt; This file contains all maven dependencies.<text:line-break/></text:span></text:span></text:p>
        </text:list-item>
        <text:list-item>
          <text:p text:style-name="P22"><text:span text:style-name="Strong_20_Emphasis"><text:span text:style-name="T25">After Execute Test cases if you want to see all logs click Logs under App.log you can see all logs.</text:span></text:span></text:p>
        </text:list-item>
        <text:list-item>
          <text:p text:style-name="P22"><text:soft-page-break/><text:span text:style-name="Strong_20_Emphasis"><text:span text:style-name="T26">If you want to see all cucmber reports follow below steps you can see all cucmber reports under target folder.</text:span></text:span><text:span text:style-name="Strong_20_Emphasis"><text:span text:style-name="T25"><text:line-break/></text:span></text:span></text:p>
        </text:list-item>
      </text:list>
      <text:p text:style-name="P7"><text:span text:style-name="Strong_20_Emphasis"><text:span text:style-name="T14">3</text:span></text:span><text:span text:style-name="Strong_20_Emphasis"><text:span text:style-name="T8">. </text:span></text:span><text:span text:style-name="Strong_20_Emphasis"><text:span text:style-name="T9">Run Project in Mevan</text:span></text:span></text:p>
      <text:list xml:id="list20722975097594" text:continue-numbering="true" text:style-name="L1">
        <text:list-item>
          <text:p text:style-name="P14">Navigate to the project directory: <text:span text:style-name="T6">cd your-repo-name</text:span></text:p>
        </text:list-item>
        <text:list-item>
          <text:p text:style-name="P14"><text:span text:style-name="Strong_20_Emphasis"><text:span text:style-name="T15">If you don't have the Maven dependencies installed yet, you can run: </text:span></text:span><text:span text:style-name="Strong_20_Emphasis"><text:span text:style-name="T28">mvn install</text:span></text:span></text:p>
        </text:list-item>
        <text:list-item>
          <text:p text:style-name="P23"><text:span text:style-name="Strong_20_Emphasis"><text:span text:style-name="T16">Run scnarios in mevan </text:span></text:span><text:span text:style-name="Strong_20_Emphasis"><text:span text:style-name="T17">and generate Cucumber reports for pass and fail steps follow this </text:span></text:span><text:span text:style-name="Strong_20_Emphasis"><text:span text:style-name="T16">: </text:span></text:span><text:span text:style-name="Strong_20_Emphasis"><text:span text:style-name="T17">Execute command line in : </text:span></text:span><text:span text:style-name="Strong_20_Emphasis"><text:span text:style-name="T29">mvn clean , mvn test, mvn verify -DskipTest</text:span></text:span><text:span text:style-name="Strong_20_Emphasis"><text:span text:style-name="T17">.<text:line-break/></text:span></text:span></text:p>
        </text:list-item>
      </text:list>
      <text:p text:style-name="P24"><text:span text:style-name="Strong_20_Emphasis"><text:span text:style-name="T17"/></text:span></text:p>
      <text:p text:style-name="P25"><text:span text:style-name="Strong_20_Emphasis"><text:span text:style-name="T30">NOTE:</text:span></text:span></text:p>
      <text:p text:style-name="P10"><text:span text:style-name="Strong_20_Emphasis"><text:span text:style-name="T44"/></text:span></text:p>
      <text:p text:style-name="P25"><text:span text:style-name="Strong_20_Emphasis"><text:span text:style-name="T27">For validating slider dragging at range 820, I have tried multiple methods and different approaches. Finally, using one method, I was able to drag the slider to a range of 823. However, I am not sure why the slider position keeps changing. I tried checking the locations, but when executing on the same machine, the </text:span></text:span><text:span text:style-name="Strong_20_Emphasis"><text:span text:style-name="Source_20_Text"><text:span text:style-name="T27">xOffset</text:span></text:span></text:span><text:span text:style-name="Strong_20_Emphasis"><text:span text:style-name="T27"> changes randomly.</text:span></text:span></text:p>
      <text:p text:style-name="Text_20_body">Even this 823 validation is not consistent. If it fails, running the test again sometimes passes.</text:p>
      <text:p text:style-name="Text_20_body">I also attempted to manipulate the slider using JavaScript, but it didn't work as expected. I'm not sure where I went wrong. I dedicated two days to working on this single method, but it was of no use.</text:p>
      <text:p text:style-name="Text_20_body">I hope you've already achieved this method. If you have a working solution, could you please send it to me at the email address mentioned above. It would greatly help me in my learning process.</text:p>
      <text:p text:style-name="Text_20_body">Once again, thank you so much for assigning this task. It has provided me with new insights and knowledge.</text:p>
      <text:p text:style-name="P25"><text:span text:style-name="Strong_20_Emphasis"><text:span text:style-name="T27"><text:line-break/><text:line-break/><text:line-break/>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0:20:32.342747991</meta:creation-date>
    <dc:date>2024-11-27T02:07:21.370614352</dc:date>
    <meta:editing-duration>PT1H57M8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825" meta:character-count="5084" meta:non-whitespace-character-count="4305"/>
  </office:meta>
</office:document-meta>
</file>